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ad7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ad7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ad7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ad7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ad7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ad7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ad7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ad7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ad7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ad7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ad7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ad7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ad7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ad7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ad7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ad7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ad7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ebastián David  Rodríguez Rey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1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0670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íbal José  Rodríguez Contreras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3738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1.6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84" meta:non-whitespace-character-count="1013"/>
    <meta:template xlink:type="simple" xlink:actuate="onRequest" xlink:title="Normal" xlink:href=""/>
  </office:meta>
</office:document-meta>
</file>